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9e6e" officeooo:paragraph-rsid="000d9e6e"/>
    </style:style>
    <style:style style:name="P2" style:family="paragraph" style:parent-style-name="Standard">
      <style:paragraph-properties fo:text-align="center" style:justify-single-word="false"/>
      <style:text-properties officeooo:rsid="000d9e6e" officeooo:paragraph-rsid="000d9e6e"/>
    </style:style>
    <style:style style:name="P3" style:family="paragraph" style:parent-style-name="Standard">
      <style:text-properties officeooo:rsid="000d9e6e" officeooo:paragraph-rsid="000f0baf"/>
    </style:style>
    <style:style style:name="P4" style:family="paragraph" style:parent-style-name="Standard">
      <style:text-properties officeooo:rsid="000d9e6e" officeooo:paragraph-rsid="000f4f04"/>
    </style:style>
    <style:style style:name="P5" style:family="paragraph" style:parent-style-name="Standard">
      <style:text-properties officeooo:rsid="000d9e6e" officeooo:paragraph-rsid="000fb346"/>
    </style:style>
    <style:style style:name="P6" style:family="paragraph" style:parent-style-name="Standard">
      <style:text-properties officeooo:rsid="000f4f04" officeooo:paragraph-rsid="000f4f04"/>
    </style:style>
    <style:style style:name="T1" style:family="text">
      <style:text-properties officeooo:rsid="000d9e6e"/>
    </style:style>
    <style:style style:name="T2" style:family="text">
      <style:text-properties officeooo:rsid="000f0baf"/>
    </style:style>
    <style:style style:name="T3" style:family="text">
      <style:text-properties officeooo:rsid="000f4f04"/>
    </style:style>
    <style:style style:name="T4" style:family="text">
      <style:text-properties officeooo:rsid="000fb346"/>
    </style:style>
    <style:style style:name="T5" style:family="text">
      <style:text-properties officeooo:rsid="0010ff0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0ff0b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Algebraic Properties</text:span> <text:span text:style-name="T5">of Addition</text:span></text:p>
      <text:p text:style-name="P2">by Sven Nilsen, 2018</text:p>
      <text:p text:style-name="P1"/>
      <text:p text:style-name="P6"><text:span text:style-name="T6">In this paper I </text:span><text:span text:style-name="T7">formalize the algebraic properties of addition using natural numbers.</text:span></text:p>
      <text:p text:style-name="P1"/>
      <text:p text:style-name="P3"><text:tab/>(nat, add : nat ⨯ nat → nat) : associative ∧ commutative ∧<text:line-break/><text:tab/><text:tab/><text:tab/><text:tab/> <text:s text:c="9"/><text:span text:style-name="T2">[\(nat, add) = distributive(nat, add, mul)] true </text:span>∧</text:p>
      <text:p text:style-name="P4"><text:tab/><text:tab/><text:tab/><text:tab/> <text:s text:c="9"/><text:span text:style-name="T2">[identity_element] 0 </text:span>∧ <text:span text:style-name="T3">inverse_element</text:span></text:p>
      <text:p text:style-name="P1"/>
      <text:p text:style-name="P5"><text:tab/>associative := \(t : type, op : t ⨯ t → t) =</text:p>
      <text:p text:style-name="P5"><text:tab/><text:tab/>∀ x, y, z : t { op(op(x, y), z) == op(x, op(y, z)) }</text:p>
      <text:p text:style-name="P1"/>
      <text:p text:style-name="P5"><text:tab/>commutative := \(t : type, op : t ⨯ t → t) =</text:p>
      <text:p text:style-name="P5"><text:tab/><text:tab/>∀ x, y : t { op(x, y) == op(y, x) }</text:p>
      <text:p text:style-name="P1"/>
      <text:p text:style-name="P3"><text:tab/><text:span text:style-name="T2">distributive := \(t : type, f : </text:span>t ⨯ t → t, <text:span text:style-name="T2">g : </text:span>t ⨯ t → t<text:span text:style-name="T2">) =</text:span></text:p>
      <text:p text:style-name="P3"><text:span text:style-name="T2"><text:tab/><text:tab/>∀ x, y, z : t { g(x, f(y, z)) == f(g(x, y), g(x, `)) }</text:span></text:p>
      <text:p text:style-name="P3"/>
      <text:p text:style-name="P3"><text:tab/><text:span text:style-name="T2">identity_element := </text:span></text:p>
      <text:p text:style-name="P3"><text:span text:style-name="T2"><text:tab/><text:tab/>\(t : type, op : <text:s/></text:span>t ⨯ t → t ∧ <text:span text:style-name="T2">∃ e : t { ∀ x : t { (op(x, e) == x) ∧ (op(e, x) == x) }) = e</text:span></text:p>
      <text:p text:style-name="P3"/>
      <text:p text:style-name="P4"><text:tab/><text:span text:style-name="T2">inverse_element := \(t : type, op : <text:s/></text:span>t ⨯ t → t ∧ <text:span text:style-name="T3">[identity_element(t)] e) =</text:span></text:p>
      <text:p text:style-name="P4"><text:tab/><text:tab/>∀ <text:span text:style-name="T3">x { ∃ y { op(x, y) == e } }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8:30:01.688934000</meta:creation-date>
    <dc:date>2018-10-21T12:33:34.418669000</dc:date>
    <meta:editing-duration>PT1M58S</meta:editing-duration>
    <meta:editing-cycles>1</meta:editing-cycles>
    <meta:document-statistic meta:table-count="0" meta:image-count="0" meta:object-count="0" meta:page-count="1" meta:paragraph-count="15" meta:word-count="198" meta:character-count="830" meta:non-whitespace-character-count="600"/>
    <meta:generator>LibreOffice/5.1.2.2$MacOSX_X86_64 LibreOffice_project/d3bf12ecb743fc0d20e0be0c58ca359301eb705f</meta:generator>
  </office:meta>
</office:document-meta>
</file>